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dash" draw:stroke-dash="a401" svg:stroke-width="0.02778in" svg:stroke-color="#000000" svg:stroke-opacity="100%" draw:stroke-linejoin="miter" svg:stroke-linecap="butt"/>
    </style:style>
    <style:style style:family="paragraph" style:name="a45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6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6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0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9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5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3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8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-0.89583in" svg:y="2.91122in" svg:width="12.44493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-0.73475in" svg:y="2.27576in" svg:width="1.7429in" svg:height="0.63952in">
          <draw:text-box>
            <text:p text:style-name="a361" text:class-names="" text:cond-style-name=""><text:span text:style-name="a360" text:class-names="">C++17</text:span></text:p>
          </draw:text-box>
          <svg:title/>
          <svg:desc/>
        </draw:frame>
        <draw:frame draw:id="id65" draw:style-name="a365" draw:name="Textfeld 20" svg:x="-0.25034in" svg:y="3.06984in" svg:width="0.63671in" svg:height="0.33659in">
          <draw:text-box>
            <text:p text:style-name="a364" text:class-names="" text:cond-style-name=""><text:span text:style-name="a363" text:class-names="">2017</text:span></text:p>
          </draw:text-box>
          <svg:title/>
          <svg:desc/>
        </draw:frame>
        <draw:frame draw:id="id66" draw:style-name="a400" draw:name="Textfeld 24" svg:x="-1.05663in" svg:y="3.65685in" svg:width="2.67746in" svg:height="2.12051in">
          <draw:text-box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ld expression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constexpr if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Structured binding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td::string_view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Parallel algorithms of the STL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Filesystem library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std::any, std::optional</text:span><text:span text:style-name="a391" text:class-names="">, and <text:s text:c="1"/></text:span><text:span text:style-name="a392" text:class-names="">std::varian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p text:style-name="a399" text:class-names="" text:cond-style-name=""><text:span text:style-name="a398" text:class-names=""/></text:p>
          </draw:text-box>
          <svg:title/>
          <svg:desc/>
        </draw:frame>
        <draw:connector draw:type="line" svg:x1="1.53512in" svg:y1="2.16644in" svg:x2="1.53512in" svg:y2="5.6314in" draw:id="id67" draw:style-name="a402" draw:name="Gerade Verbindung 8">
          <svg:title/>
          <svg:desc/>
        </draw:connector>
        <draw:frame draw:id="id68" draw:style-name="a405" draw:name="Textfeld 16" svg:x="5.42299in" svg:y="2.25564in" svg:width="1.7429in" svg:height="0.63952in">
          <draw:text-box>
            <text:p text:style-name="a404" text:class-names="" text:cond-style-name=""><text:span text:style-name="a403" text:class-names="">C++20</text:span></text:p>
          </draw:text-box>
          <svg:title/>
          <svg:desc/>
        </draw:frame>
        <draw:frame draw:id="id69" draw:style-name="a408" draw:name="Textfeld 20" svg:x="5.85875in" svg:y="3.09067in" svg:width="0.63671in" svg:height="0.33659in">
          <draw:text-box>
            <text:p text:style-name="a407" text:class-names="" text:cond-style-name=""><text:span text:style-name="a406" text:class-names="">2020</text:span></text:p>
          </draw:text-box>
          <svg:title/>
          <svg:desc/>
        </draw:frame>
        <draw:frame draw:id="id70" draw:style-name="a429" draw:name="Textfeld 23" svg:x="1.742in" svg:y="3.72495in" svg:width="1.81122in" svg:height="1.41367in">
          <draw:text-box>
            <text:p text:style-name="a410" text:class-names="" text:cond-style-name=""><text:span text:style-name="a409" text:class-names="">The Big Four</text:span></text:p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Concep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Ranges library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oroutine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Modul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71" draw:style-name="a461" draw:name="Textfeld 23" svg:x="8.51864in" svg:y="3.72781in" svg:width="2.97198in" svg:height="2.25514in">
          <draw:text-box>
            <text:p text:style-name="a431" text:class-names="" text:cond-style-name=""><text:span text:style-name="a430" text:class-names="">Concurrency</text:span></text:p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td::atomic_ref&lt;T&gt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std::atomic&lt;std::shared_ptr&lt;T&gt;&gt;<text:s text:c="1"/></text:span><text:span text:style-name="a439" text:class-names="">and</text:span><text:span text:style-name="a440" text:class-names=""><text:s text:c="1"/>std::atomic&lt;std::weak_ptr&lt;T&gt;&gt;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Floating point atomic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aiting on atomic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emaphores, latches, and barrier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std::jthread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72" draw:style-name="a518" draw:name="Textfeld 23" svg:x="6.16629in" svg:y="3.72517in" svg:width="2.28779in" svg:height="2.25514in">
          <draw:text-box>
            <text:p text:style-name="a463" text:class-names="" text:cond-style-name=""><text:span text:style-name="a462" text:class-names="">Library</text:span></text:p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7" text:class-names="">Calender</text:span><text:span text:style-name="a468" text:class-names=""><text:s text:c="1"/>and time-zone</text:span></text:p>
              </text:list-item>
            </text:list>
            <text:list text:style-name="a482">
              <text:list-item>
                <text:p text:style-name="a481" text:class-names="" text:cond-style-name=""><text:span text:style-name="a471" text:class-names="">std</text:span><text:span text:style-name="a472" text:class-names="">::span<text:s text:c="1"/></text:span><text:span text:style-name="a473" text:class-names="">as</text:span><text:span text:style-name="a474" text:class-names=""><text:s text:c="1"/>a<text:s text:c="1"/></text:span><text:span text:style-name="a475" text:class-names="">view</text:span><text:span text:style-name="a476" text:class-names=""><text:s text:c="1"/>on a<text:s text:c="1"/></text:span><text:span text:style-name="a477" text:class-names="">contiguous</text:span><text:span text:style-name="a478" text:class-names=""><text:s text:c="1"/></text:span><text:span text:style-name="a479" text:class-names="">array</text:span><text:span text:style-name="a480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83" text:class-names="">constexpr</text:span><text:span text:style-name="a484" text:class-names=""><text:s text:c="1"/></text:span><text:span text:style-name="a485" text:class-names="">containers</text:span><text:span text:style-name="a486" text:class-names=""><text:s text:c="1"/>such<text:s text:c="1"/></text:span><text:span text:style-name="a487" text:class-names="">as</text:span><text:span text:style-name="a488" text:class-names=""><text:s text:c="1"/></text:span><text:span text:style-name="a489" text:class-names="">std</text:span><text:span text:style-name="a490" text:class-names="">::</text:span><text:span text:style-name="a491" text:class-names="">string</text:span><text:span text:style-name="a492" text:class-names=""><text:s text:c="1"/></text:span><text:span text:style-name="a493" text:class-names="">and<text:s text:c="1"/></text:span><text:span text:style-name="a494" text:class-names="">std</text:span><text:span text:style-name="a495" text:class-names="">::</text:span><text:span text:style-name="a496" text:class-names="">vector</text:span><text:span text:style-name="a497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0" text:class-names="">std</text:span><text:span text:style-name="a501" text:class-names="">::</text:span><text:span text:style-name="a502" text:class-names="">format</text:span><text:span text:style-name="a503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6" text:class-names="">std</text:span><text:span text:style-name="a507" text:class-names="">::</text:span><text:span text:style-name="a508" text:class-names="">source_location</text:span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  <draw:frame draw:id="id73" draw:style-name="a586" draw:name="Textfeld 23" svg:x="3.48396in" svg:y="3.71053in" svg:width="2.49104in" svg:height="2.25514in">
          <draw:text-box>
            <text:p text:style-name="a520" text:class-names="" text:cond-style-name=""><text:span text:style-name="a519" text:class-names="">Core Language</text:span></text:p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4" text:class-names="">Three-way</text:span><text:span text:style-name="a525" text:class-names=""><text:s text:c="1"/></text:span><text:span text:style-name="a526" text:class-names="">comparison</text:span><text:span text:style-name="a527" text:class-names=""><text:s text:c="1"/></text:span><text:span text:style-name="a528" text:class-names="">operator</text:span><text:span text:style-name="a529" text:class-names=""><text:s text:c="1"/></text:span><text:span text:style-name="a530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3" text:class-names="">constexpr</text:span><text:span text:style-name="a534" text:class-names=""><text:s text:c="1"/>virtual<text:s text:c="1"/></text:span><text:span text:style-name="a535" text:class-names="">functions</text:span><text:span text:style-name="a536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39" text:class-names="">Redefinition</text:span><text:span text:style-name="a540" text:class-names=""><text:s text:c="1"/></text:span><text:span text:style-name="a541" text:class-names="">of</text:span><text:span text:style-name="a542" text:class-names=""><text:s text:c="1"/></text:span><text:span text:style-name="a543" text:class-names="">volatile</text:span></text:p>
              </text:list-item>
            </text:list>
            <text:list text:style-name="a551">
              <text:list-item>
                <text:p text:style-name="a550" text:class-names="" text:cond-style-name=""><text:span text:style-name="a546" text:class-names="">Designated</text:span><text:span text:style-name="a547" text:class-names=""><text:s text:c="1"/></text:span><text:span text:style-name="a548" text:class-names="">initializers</text:span><text:span text:style-name="a549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2" text:class-names="">Various</text:span><text:span text:style-name="a553" text:class-names=""><text:s text:c="1"/></text:span><text:span text:style-name="a554" text:class-names="">template</text:span><text:span text:style-name="a555" text:class-names=""><text:s text:c="1"/></text:span><text:span text:style-name="a556" text:class-names="">improvements</text:span><text:span text:style-name="a557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0" text:class-names="">Various</text:span><text:span text:style-name="a561" text:class-names=""><text:s text:c="1"/></text:span><text:span text:style-name="a562" text:class-names="">lambda</text:span><text:span text:style-name="a563" text:class-names=""><text:s text:c="1"/></text:span><text:span text:style-name="a564" text:class-names="">improvements</text:span><text:span text:style-name="a565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68" text:class-names="">New<text:s text:c="1"/></text:span><text:span text:style-name="a569" text:class-names="">standard</text:span><text:span text:style-name="a570" text:class-names=""><text:s text:c="1"/></text:span><text:span text:style-name="a571" text:class-names="">attributes</text:span><text:span text:style-name="a572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5" text:class-names="">consteval</text:span><text:span text:style-name="a576" text:class-names=""><text:s text:c="1"/>and<text:s text:c="1"/></text:span><text:span text:style-name="a577" text:class-names="">constinit</text:span><text:span text:style-name="a578" text:class-names=""><text:s text:c="1"/></text:span><text:span text:style-name="a579" text:class-names="">keyword</text:span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0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.07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.07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.07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.07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.07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.07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.07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.07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.07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.07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.07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.07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07-30T18:48:42Z</dc:date>
    <meta:editing-cycles>3</meta:editing-cycles>
    <meta:editing-duration>PT0S</meta:editing-duration>
    <meta:document-statistic meta:paragraph-count="44" meta:word-count="154"/>
  </office:meta>
</office:document-meta>
</file>